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923cm"/>
    </style:style>
    <style:style style:name="co5" style:family="table-column">
      <style:table-column-properties fo:break-before="auto" style:column-width="7.839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7.216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  <table:table-row table:style-name="ro1" table:number-rows-repeated="104852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wer case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 superscrip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self isolating superscript</text:p>
          </table:table-cell>
          <table:table-cell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mptomatic superscrip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eek" table:style-name="ta1">
        <table:table-column table:style-name="co3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20}</text:p>
          </table:table-cell>
          <table:table-cell table:number-columns-repeated="2"/>
        </table:table-row>
      </table:table>
      <table:table table:name="p (parameters)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3:10:34.720237050</dc:date>
    <meta:editing-duration>P7DT11H19M33S</meta:editing-duration>
    <meta:editing-cycles>13</meta:editing-cycles>
    <meta:generator>LibreOffice/6.4.7.2$Linux_X86_64 LibreOffice_project/40$Build-2</meta:generator>
    <meta:document-statistic meta:table-count="5" meta:cell-count="281" meta:object-count="0"/>
  </office:meta>
</office:document-meta>
</file>